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4cm" svg:stroke-color="#ff3333" draw:marker-start-width="0.65cm" draw:marker-end="Arrow" draw:marker-end-width="0.75cm" draw:fill="none" draw:fill-color="#ffffff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dash" draw:stroke-dash="Ultrafine_20_2_20_Dots_20_3_20_Dashes" svg:stroke-width="0.1cm" svg:stroke-color="#000000" draw:fill="solid" draw:fill-color="#ffffff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4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font-name="Arial1" style:font-name-asian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8cm" svg:height="8.9cm" svg:x="3.5cm" svg:y="7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.9cm" svg:x2="5.3cm" svg:y2="7.9cm">
          <text:p/>
        </draw:line>
        <draw:custom-shape draw:style-name="gr3" draw:text-style-name="P1" draw:layer="layout" svg:width="8.8cm" svg:height="8.9cm" draw:transform="rotate (0.0839503370209273) translate (3.586cm 7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1" draw:layer="layout" svg:width="1.416cm" svg:height="2.17cm" draw:transform="skewX (-0.052010811709431) rotate (-0.14800392056912) translate (12.9084154193431cm 7.7304496185524cm)" svg:viewBox="0 0 1417 2171" svg:d="m1417 0c1 2172-1417 2171-1417 2171">
          <text:p/>
        </draw:path>
        <draw:line draw:style-name="gr4" draw:text-style-name="P1" draw:layer="layout" svg:x1="12.3cm" svg:y1="7.9cm" svg:x2="14.31cm" svg:y2="7.939cm">
          <text:p/>
        </draw:line>
        <draw:frame draw:style-name="gr5" draw:layer="layout" svg:width="1.538cm" svg:height="1.063cm" svg:x="14cm" svg:y="8.4cm">
          <draw:text-box>
            <text:p>87<text:span text:style-name="T1">º</text:span></text:p>
          </draw:text-box>
        </draw:frame>
        <draw:frame draw:style-name="gr5" draw:layer="layout" svg:width="9.564cm" svg:height="1.775cm" svg:x="1.7cm" svg:y="2.5cm">
          <draw:text-box>
            <text:p>Curved instead of straight path,</text:p>
            <text:p>due to unequal wheel diameters</text:p>
          </draw:text-box>
        </draw:frame>
        <draw:line draw:style-name="gr6" draw:text-style-name="P1" draw:layer="layout" svg:x1="5.2cm" svg:y1="4.2cm" svg:x2="8.3cm" svg:y2="7.4cm">
          <text:p/>
        </draw:line>
        <draw:frame draw:style-name="gr5" draw:layer="layout" svg:width="6.046cm" svg:height="3.911cm" svg:x="13.9cm" svg:y="11.889cm">
          <draw:text-box>
            <text:p>87<text:span text:style-name="T1">º turn instead</text:span></text:p>
            <text:p><text:span text:style-name="T1">of 90º because due</text:span></text:p>
            <text:p><text:span text:style-name="T1"><text:s/></text:span><text:span text:style-name="T1">to uncertainty</text:span></text:p>
            <text:p><text:span text:style-name="T1">about the effective</text:span></text:p>
            <text:p><text:span text:style-name="T1"><text:s/></text:span><text:span text:style-name="T1">wheelbase.</text:span></text:p>
          </draw:text-box>
        </draw:frame>
        <draw:line draw:style-name="gr6" draw:text-style-name="P1" draw:layer="layout" svg:x1="16.4cm" svg:y1="11.8cm" svg:x2="14.1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6:38:48.629000000</meta:creation-date>
    <dc:date>2014-04-22T17:10:17.843000000</dc:date>
    <meta:editing-duration>PT8S</meta:editing-duration>
    <meta:editing-cycles>1</meta:editing-cycles>
    <meta:document-statistic meta:object-count="10"/>
    <meta:generator>LibreOffice/4.1.3.2$Windows_x86 LibreOffice_project/70feb7d99726f064edab4605a8ab840c50ec57a</meta:generator>
  </office:meta>
</office:document-meta>
</file>